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5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30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">
            <text:p>82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string">
            <text:p>Loken197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4756</text:p>
          </table:table-cell>
          <table:table-cell table:style-name="ACE-0" office:value-type="float" office:value="60.5">
            <text:p>60.5</text:p>
          </table:table-cell>
          <table:table-cell table:style-name="ACE-0" office:value-type="float" office:value="-67.849999999999994">
            <text:p>−67.85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auriolGray198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6</text:p>
          </table:table-cell>
          <table:table-cell table:style-name="ACE-0" office:value-type="float" office:value="60.030000000000001">
            <text:p>60.03</text:p>
          </table:table-cell>
          <table:table-cell table:style-name="ACE-0" office:value-type="float" office:value="-70.370000000000005">
            <text:p>−70.37</text:p>
          </table:table-cell>
          <table:table-cell table:style-name="ACE-0" office:value-type="float" office:value="6895">
            <text:p>6895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35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1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2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273</text:p>
          </table:table-cell>
          <table:table-cell table:style-name="ACE-0" office:value-type="float" office:value="59.93">
            <text:p>59.93</text:p>
          </table:table-cell>
          <table:table-cell table:style-name="ACE-0" office:value-type="float" office:value="-69.659999999999997">
            <text:p>−69.66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3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60000000000005">
            <text:p>−69.76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7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780000000000001">
            <text:p>−69.78</text:p>
          </table:table-cell>
          <table:table-cell table:style-name="ACE-0" office:value-type="float" office:value="5940">
            <text:p>594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0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185">
            <text:p>6185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6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69.849999999999994">
            <text:p>−69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Lauriol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41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065">
            <text:p>606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4738</text:p>
          </table:table-cell>
          <table:table-cell table:style-name="ACE-0" office:value-type="float" office:value="59.25">
            <text:p>59.25</text:p>
          </table:table-cell>
          <table:table-cell table:style-name="ACE-0" office:value-type="float" office:value="-70.079999999999998">
            <text:p>−70.08</text:p>
          </table:table-cell>
          <table:table-cell table:style-name="ACE-0" office:value-type="float" office:value="7155">
            <text:p>7155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308</text:p>
          </table:table-cell>
          <table:table-cell table:style-name="ACE-0" office:value-type="float" office:value="59.289999999999999">
            <text:p>59.29</text:p>
          </table:table-cell>
          <table:table-cell table:style-name="ACE-0" office:value-type="float" office:value="-69.609999999999999">
            <text:p>−69.61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mytilus in sands and grave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3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765">
            <text:p>6765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11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9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30000000000004">
            <text:p>−70.23</text:p>
          </table:table-cell>
          <table:table-cell table:style-name="ACE-0" office:value-type="float" office:value="5885">
            <text:p>5885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pl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5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alanus sp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9">
            <text:p>119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5084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-70.25">
            <text:p>−70.25</text:p>
          </table:table-cell>
          <table:table-cell table:style-name="ACE-0" office:value-type="float" office:value="6925">
            <text:p>6925</text:p>
          </table:table-cell>
          <table:table-cell table:style-name="ACE-0" office:value-type="float" office:value="221">
            <text:p>221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string">
            <text:p>GrayEtal198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ern_Ungav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DIC-1516</text:p>
          </table:table-cell>
          <table:table-cell table:style-name="ACE-0" office:value-type="float" office:value="59.049999999999997">
            <text:p>59.05</text:p>
          </table:table-cell>
          <table:table-cell table:style-name="ACE-0" office:value-type="float" office:value="-69.840000000000003">
            <text:p>−69.84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58">
            <text:p>5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SimonEtal2016</text:p>
          </table:table-cell>
          <table:table-cell table:number-columns-repeated="240" table:style-name="ACE-0"/>
        </table:table-row>
        <table:table-row table:style-name="AROW-0" table:number-rows-repeated="18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2" gnm:cursor-row="11">
          <gnm:selection gnm:start-col="2" gnm:start-row="11" gnm:end-col="2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6:39:2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